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Noms">
            <text:p>Noms</text:p>
          </table:table-cell>
          <table:table-cell table:style-name="pd1" office:value-type="string" office:value="Prenoms">
            <text:p>Prenom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Doumbia">
            <text:p>Doumbia</text:p>
          </table:table-cell>
          <table:table-cell office:value-type="string" office:value="Oumar">
            <text:p>Oum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Dembelé">
            <text:p>Dembelé</text:p>
          </table:table-cell>
          <table:table-cell office:value-type="string" office:value="Aminata">
            <text:p>Aminat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Djibo">
            <text:p>Djibo</text:p>
          </table:table-cell>
          <table:table-cell office:value-type="string" office:value="Aminata">
            <text:p>Aminat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Keïta">
            <text:p>Keïta</text:p>
          </table:table-cell>
          <table:table-cell office:value-type="string" office:value="Assetou">
            <text:p>Assetou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Djibo">
            <text:p>Djibo</text:p>
          </table:table-cell>
          <table:table-cell office:value-type="string" office:value="Djélika">
            <text:p>Djélika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Bouare">
            <text:p>Bouare</text:p>
          </table:table-cell>
          <table:table-cell office:value-type="string" office:value="Aboubacar">
            <text:p>Aboubac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value="Tangara">
            <text:p>Tangara</text:p>
          </table:table-cell>
          <table:table-cell office:value-type="string" office:value="Kadia Bamousso">
            <text:p>Kadia Bamousso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Kalane">
            <text:p>Kalane</text:p>
          </table:table-cell>
          <table:table-cell office:value-type="string" office:value="Fatoumata">
            <text:p>Fatoumata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value="Doumbia">
            <text:p>Doumbia</text:p>
          </table:table-cell>
          <table:table-cell office:value-type="string" office:value="Daouda">
            <text:p>Daoud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Djibo">
            <text:p>Djibo</text:p>
          </table:table-cell>
          <table:table-cell office:value-type="string" office:value="Ousmane">
            <text:p>Ousmane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Sininta">
            <text:p>Sininta</text:p>
          </table:table-cell>
          <table:table-cell office:value-type="string" office:value="Fakouma">
            <text:p>Fakouma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value="Tamboura">
            <text:p>Tamboura</text:p>
          </table:table-cell>
          <table:table-cell office:value-type="string" office:value="Dicko Issa">
            <text:p>Dicko Issa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value="Boré">
            <text:p>Boré</text:p>
          </table:table-cell>
          <table:table-cell office:value-type="string" office:value="Amadou">
            <text:p>Amadou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value="Traore">
            <text:p>Traore</text:p>
          </table:table-cell>
          <table:table-cell office:value-type="string" office:value="Wassa">
            <text:p>Wassa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value="Saounera">
            <text:p>Saounera</text:p>
          </table:table-cell>
          <table:table-cell office:value-type="string" office:value="Kadiatou">
            <text:p>Kadiatou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value="Kalane">
            <text:p>Kalane</text:p>
          </table:table-cell>
          <table:table-cell office:value-type="string" office:value="Sidi">
            <text:p>Sidi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value="Camara">
            <text:p>Camara</text:p>
          </table:table-cell>
          <table:table-cell office:value-type="string" office:value="Aboubacar">
            <text:p>Aboubacar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value="Kalane">
            <text:p>Kalane</text:p>
          </table:table-cell>
          <table:table-cell office:value-type="string" office:value="Sekou">
            <text:p>Sekou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value="Sougouna">
            <text:p>Sougouna</text:p>
          </table:table-cell>
          <table:table-cell office:value-type="string" office:value="Aïché">
            <text:p>Aïché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Kébé">
            <text:p>Kébé</text:p>
          </table:table-cell>
          <table:table-cell office:value-type="string" office:value="Alou">
            <text:p>Alou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value="Koné">
            <text:p>Koné</text:p>
          </table:table-cell>
          <table:table-cell office:value-type="string" office:value="Maïmouna">
            <text:p>Maïmouna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 office:value="Zalla">
            <text:p>Zalla</text:p>
          </table:table-cell>
          <table:table-cell office:value-type="string" office:value="Seydou">
            <text:p>Seydou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value="Diabaté">
            <text:p>Diabaté</text:p>
          </table:table-cell>
          <table:table-cell office:value-type="string" office:value="Ousmane">
            <text:p>Ousman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value="Sacko">
            <text:p>Sacko</text:p>
          </table:table-cell>
          <table:table-cell office:value-type="string" office:value="Bourama">
            <text:p>Bourama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value="Bangoura">
            <text:p>Bangoura</text:p>
          </table:table-cell>
          <table:table-cell office:value-type="string" office:value="Alou Badra">
            <text:p>Alou Badra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value="Doumbia">
            <text:p>Doumbia</text:p>
          </table:table-cell>
          <table:table-cell office:value-type="string" office:value="Mamadou Latif">
            <text:p>Mamadou Latif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value="Diakite">
            <text:p>Diakite</text:p>
          </table:table-cell>
          <table:table-cell office:value-type="string" office:value="Cheickné Amada">
            <text:p>Cheickné Amad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